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prefix=" 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schéma ci-joint représente une chaufferie constituée de :</text:p>
      <text:p text:style-name="Standard"/>
      <text:list xml:id="list1046550641" text:style-name="L1">
        <text:list-item>
          <text:p text:style-name="P1">une chaudière équipée d'un brûleur à air soufflé fonctionnant au gaz naturel.</text:p>
          <text:p text:style-name="P1"/>
        </text:list-item>
        <text:list-item>
          <text:p text:style-name="P1">Une pompe de recyclage alimentée en courant monophasé.</text:p>
          <text:p text:style-name="P1"/>
        </text:list-item>
        <text:list-item>
          <text:p text:style-name="P1">Un aquastat de réglage 1° allure.</text:p>
          <text:p text:style-name="P1"/>
        </text:list-item>
        <text:list-item>
          <text:p text:style-name="P1">Un aquastat de réglage 2° allure.</text:p>
          <text:p text:style-name="P1"/>
        </text:list-item>
        <text:list-item>
          <text:p text:style-name="P1">Un contrôleur de débit.</text:p>
          <text:p text:style-name="P1"/>
        </text:list-item>
        <text:list-item>
          <text:p text:style-name="P1">Un pressostat mini de sécurité.</text:p>
          <text:p text:style-name="P1"/>
        </text:list-item>
        <text:list-item>
          <text:p text:style-name="P1">Un système de régulation à loi de pente équipé : </text:p>
          <text:p text:style-name="P1"/>
        </text:list-item>
      </text:list>
      <text:list xml:id="list1756349826" text:style-name="L2">
        <text:list-item>
          <text:list>
            <text:list-item>
              <text:p text:style-name="P2">d'un régulateur équipé d'une sonde extérieure et d'une sonde de départ.</text:p>
            </text:list-item>
          </text:list>
          <text:p text:style-name="P2"/>
          <text:list text:continue-numbering="true">
            <text:list-item>
              <text:p text:style-name="P2">D'une vanne 3 voies montée en mélange.</text:p>
            </text:list-item>
          </text:list>
        </text:list-item>
      </text:list>
      <text:list xml:id="list585189468" text:continue-list="list1046550641" text:style-name="L1">
        <text:list-header>
          <text:p text:style-name="P1"/>
        </text:list-header>
        <text:list-item>
          <text:p text:style-name="P1">Une pompe double de circulation installée sur le circuit en mélange.</text:p>
        </text:list-item>
      </text:list>
      <text:p text:style-name="Standard"/>
      <text:p text:style-name="Standard"/>
      <text:p text:style-name="Standard">Le but de l'exercice est de dessiner le schéma électrique de cette installation. Ce schéma comportera trois parties :</text:p>
      <text:p text:style-name="Standard"/>
      <text:list xml:id="list1216836552" text:style-name="L3">
        <text:list-item>
          <text:p text:style-name="P3">une partie puissance comportant 4 départs :</text:p>
          <text:list>
            <text:list-item>
              <text:p text:style-name="P3">deux départs triphasés pour les pompes de circulation.</text:p>
            </text:list-item>
            <text:list-item>
              <text:p text:style-name="P3">Deux départs monophasés pour le brûleur et la pompe de recyclage. </text:p>
            </text:list-item>
          </text:list>
        </text:list-item>
        <text:list-item>
          <text:p text:style-name="P3">une partie commande</text:p>
        </text:list-item>
        <text:list-item>
          <text:p text:style-name="P3">une partie signalisation comprenant les voyants marche et défaut des différents matériels.</text:p>
        </text:list-item>
      </text:list>
      <text:p text:style-name="Standard"/>
      <text:p text:style-name="Standard"/>
      <text:p text:style-name="Standard">Les conditions de fonctionnement sont les suivantes : </text:p>
      <text:p text:style-name="Standard"/>
      <text:list xml:id="list1654673332" text:style-name="L4">
        <text:list-item>
          <text:p text:style-name="P4">le pressostat mini de sécurité coupe l'ensemble de l'installation en cas de manque d'eau.</text:p>
          <text:p text:style-name="P4"/>
        </text:list-item>
        <text:list-item>
          <text:p text:style-name="P4">Le contrôleur de débit autorise le fonctionnement de la pompe de recyclage.</text:p>
          <text:p text:style-name="P4"/>
        </text:list-item>
        <text:list-item>
          <text:p text:style-name="P4">Le brûleur est asservi au fonctionnement de la pompe de recyclage.</text:p>
          <text:p text:style-name="P4"/>
        </text:list-item>
        <text:list-item>
          <text:p text:style-name="P4">Les pompes du circuit secondaire seront branchées en permutation automatique.</text:p>
        </text:list-item>
      </text:list>
      <text:p text:style-name="Standard"/>
      <text:p text:style-name="Standard">Réaliser sur papier le plan électrique de cette installation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d </meta:initial-creator>
    <meta:creation-date>2012-11-11T21:21:40</meta:creation-date>
    <meta:document-statistic meta:table-count="0" meta:image-count="0" meta:object-count="0" meta:page-count="1" meta:paragraph-count="23" meta:word-count="219" meta:character-count="1354"/>
    <dc:date>2012-11-11T22:20:21</dc:date>
    <dc:creator>phd </dc:creator>
    <meta:editing-duration>PT00H11M58S</meta:editing-duration>
    <meta:editing-cycles>1</meta:editing-cycles>
    <meta:generator>OpenOffice.org/3.2$Linux OpenOffice.org_project/320m12$Build-9483</meta:generator>
  </office:meta>
</office:document-meta>
</file>